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1f7ed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eef76" officeooo:paragraph-rsid="0011f7ed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226ec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fo:font-weight="bold" officeooo:rsid="001e38c1" officeooo:paragraph-rsid="0011f7ed" style:font-weight-asian="bold" style:font-weight-complex="bold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1f7ed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fo:color="#7f7f7f" loext:opacity="100%" fo:font-size="6pt" officeooo:rsid="0003d1be" officeooo:paragraph-rsid="001318e4" style:font-size-asian="6pt" style:font-size-complex="6pt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1318e4"/>
    </style:style>
    <style:style style:name="T1" style:family="text">
      <style:text-properties officeooo:rsid="0024c837"/>
    </style:style>
    <style:style style:name="T2" style:family="text">
      <style:text-properties officeooo:rsid="001eef76"/>
    </style:style>
    <style:style style:name="T3" style:family="text">
      <style:text-properties officeooo:rsid="00271154"/>
    </style:style>
    <style:style style:name="T4" style:family="text">
      <style:text-properties officeooo:rsid="0027230c"/>
    </style:style>
    <style:style style:name="T5" style:family="text">
      <style:text-properties officeooo:rsid="001ebae9"/>
    </style:style>
    <style:style style:name="T6" style:family="text">
      <style:text-properties officeooo:rsid="001a303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1f7ed"/>
    </style:style>
    <style:style style:name="T9" style:family="text">
      <style:text-properties officeooo:rsid="001f97b9"/>
    </style:style>
    <style:style style:name="T10" style:family="text">
      <style:text-properties officeooo:rsid="001226e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NUNCIA PENAL POR DELITO CONTRA LOS DERECHOS FUNDAMENTALES</text:p>
      <text:section text:style-name="Sect1" text:name="Sección1">
        <text:p text:style-name="P4"><text:span text:style-name="T5">A la Atención de:<text:line-break/></text:span>Cándido Conde-Pumpido Tourón <text:span text:style-name="T5">et.al <text:line-break/></text:span><text:span text:style-name="T8">CONDE-PUMPIDO TOURÓN CÁNDIDO</text:span><text:span text:style-name="T6"> <text:line-break/></text:span><text:span text:style-name="T5">en calidad de </text:span>Presidente del <text:span text:style-name="T8">Tribunal Constitucional de España</text:span><text:span text:style-name="T6">.</text:span> <text:line-break/><text:span text:style-name="Strong_20_Emphasis"><text:span text:style-name="T7">Dirección:Domenico Scarlatti, 6, 28003, Madrid.</text:span></text:span><text:span text:style-name="T5"><text:line-break/></text:span>Teléfono: 915508000<text:line-break/><text:span text:style-name="T10">Fax: </text:span>915444088<text:line-break/><text:span text:style-name="T10">Email: </text:span>buzon@tribunalconstitucional.es</text:p>
        <text:p text:style-name="P2"><text:span text:style-name="T1">D</text:span><text:span text:style-name="T2">e parte de:<text:line-break/>{{nombre_vivo}}, {{@Hombre Vivo /Mujer Viva}}, sui iuris, <text:line-break/>en calidad de Representante Aparente de la Ficción Jurídica </text:span><text:span text:style-name="T3">{{</text:span><text:span text:style-name="T4">NOMBRE_DNI</text:span><text:span text:style-name="T3">}}</text:span><text:span text:style-name="T2">, <text:line-break/>con D.N.I. {{numero_dni}}.<text:line-break/>Correo Electrónico a efecto de notificación: {{correo_electronico}}</text:span></text:p>
      </text:section>
      <text:p text:style-name="P3">{{lugar_y_fecha}}</text:p>
      <text:p text:style-name="P1">Asunto: Denuncia por presunta vulneración de derechos fundamentales</text:p>
      <text:p text:style-name="P1">Estimado Presidente,</text:p>
      <text:p text:style-name="P1"><text:span text:style-name="T8">Por la presente</text:span> me dirijo a ese Tribunal Constitucional para presentar una denuncia por presunta vulneración de derechos fundamentales.</text:p>
      <text:p text:style-name="P1">Los hechos que motivan esta denuncia son los siguientes:</text:p>
      <text:list text:style-name="L1">
        <text:list-item>
          <text:p text:style-name="P6">El Juez de la Audiencia Nacional, Santiago Pedraz Gómez, <text:span text:style-name="T9">en fecha 22 de marzo de 2024.</text:span> <text:span text:style-name="T9">por medio del Auto “DILIGENCIAS PREVIAS PROC. ABREVIADO 0000052 /2023”,</text:span> ha ordenado a las compañías telefónicas de España prohibir el acceso a la aplicación de mensajería Telegram en todo el territorio nacional.</text:p>
        </text:list-item>
        <text:list-item>
          <text:p text:style-name="P7">Esta medida restrictiva, que afecta al derecho fundamental a la libertad de expresión y a la libertad de información, reconocidos en <text:span text:style-name="T8">el</text:span> artículos 20 de la Constitución Española, plantea serias dudas sobre su constitucionalidad.</text:p>
        </text:list-item>
        <text:list-item>
          <text:p text:style-name="P7">Considero que la decisión del mencionado juez podría vulnerar los principios y valores consagrados en la Carta Magna, así como en los tratados internacionales de derechos humanos ratificados por España.</text:p>
        </text:list-item>
      </text:list>
      <text:p text:style-name="P2">Por todo lo expuesto, solicito a ese Tribunal Constitucional que se admita a trámite la presente denuncia y se inicie un procedimiento de control de constitucionalidad sobre la medida adoptada por el Juez Santiago Pedraz Gómez.</text:p>
      <text:p text:style-name="P1">Asimismo, pido que se adopten las medidas cautelares necesarias para garantizar la protección de los derechos fundamentales de los ciudadanos afectados por dicha medida.</text:p>
      <text:p text:style-name="P1">Espero que se proceda conforme a derecho y se me mantenga informado sobre el curso de la presente denuncia.</text:p>
      <text:p text:style-name="P1">Atentamente,</text:p>
      <text:p text:style-name="P9">Por: ______________________________</text:p>
      <text:p text:style-name="P8">Representante Aparente por <text:span text:style-name="T3">{{</text:span><text:span text:style-name="T4">NOMBRE_DNI</text:span><text:span text:style-name="T3">}} </text:span>W.O.P. UCC 1-308 <text:s text:c="5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0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00:25.279322277</meta:creation-date>
    <dc:date>2024-03-24T19:56:23.332680262</dc:date>
    <meta:editing-duration>PT6M45S</meta:editing-duration>
    <meta:editing-cycles>3</meta:editing-cycles>
    <meta:generator>LibreOffice/24.2.0.3$Linux_X86_64 LibreOffice_project/420$Build-3</meta:generator>
    <meta:document-statistic meta:table-count="0" meta:image-count="0" meta:object-count="0" meta:page-count="1" meta:paragraph-count="17" meta:word-count="312" meta:character-count="2214" meta:non-whitespace-character-count="1911"/>
  </office:meta>
</office:document-meta>
</file>